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5521in" table:align="left"/>
    </style:style>
    <style:style style:name="Table1.A" style:family="table-column">
      <style:table-column-properties style:column-width="0.7201in"/>
    </style:style>
    <style:style style:name="Table1.B" style:family="table-column">
      <style:table-column-properties style:column-width="0.8319in"/>
    </style:style>
    <style:style style:name="Table1.A1" style:family="table-cell">
      <style:table-cell-properties style:vertical-align="middle" style:border-line-width-left="0.0007in 0.0347in 0.0139in" style:border-line-width-top="0.0007in 0.0347in 0.0139in" style:border-line-width-bottom="0.0007in 0.0347in 0.0007in" fo:padding="0.0194in" fo:border-left="0.0493in double #808080" fo:border-right="none" fo:border-top="0.0493in double #808080" fo:border-bottom="0.0361in double #808080"/>
    </style:style>
    <style:style style:name="Table1.B1" style:family="table-cell">
      <style:table-cell-properties style:vertical-align="middle" style:border-line-width-left="0.0007in 0.0347in 0.0007in" style:border-line-width-right="0.0007in 0.0347in 0.0139in" style:border-line-width-top="0.0007in 0.0347in 0.0139in" style:border-line-width-bottom="0.0007in 0.0347in 0.0007in" fo:padding="0.0194in" fo:border-left="0.0361in double #808080" fo:border-right="0.0493in double #808080" fo:border-top="0.0493in double #808080" fo:border-bottom="0.0361in double #808080"/>
    </style:style>
    <style:style style:name="Table1.A2" style:family="table-cell">
      <style:table-cell-properties style:vertical-align="middle" style:border-line-width-left="0.0007in 0.0347in 0.0139in" style:border-line-width-bottom="0.0007in 0.0347in 0.0007in" fo:padding="0.0194in" fo:border-left="0.0493in double #808080" fo:border-right="none" fo:border-top="none" fo:border-bottom="0.0361in double #808080"/>
    </style:style>
    <style:style style:name="Table1.B2" style:family="table-cell">
      <style:table-cell-properties style:vertical-align="middle" style:border-line-width-left="0.0007in 0.0347in 0.0007in" style:border-line-width-right="0.0007in 0.0347in 0.0139in" style:border-line-width-bottom="0.0007in 0.0347in 0.0007in" fo:padding="0.0194in" fo:border-left="0.0361in double #808080" fo:border-right="0.0493in double #808080" fo:border-top="none" fo:border-bottom="0.0361in double #808080"/>
    </style:style>
    <style:style style:name="Table1.A4" style:family="table-cell">
      <style:table-cell-properties style:vertical-align="middle" style:border-line-width-left="0.0007in 0.0347in 0.0139in" style:border-line-width-bottom="0.0007in 0.0347in 0.0139in" fo:padding="0.0194in" fo:border-left="0.0493in double #808080" fo:border-right="none" fo:border-top="none" fo:border-bottom="0.0493in double #808080"/>
    </style:style>
    <style:style style:name="Table1.B4" style:family="table-cell">
      <style:table-cell-properties style:vertical-align="middle" style:border-line-width-left="0.0007in 0.0347in 0.0007in" style:border-line-width-right="0.0007in 0.0347in 0.0139in" style:border-line-width-bottom="0.0007in 0.0347in 0.0139in" fo:padding="0.0194in" fo:border-left="0.0361in double #808080" fo:border-right="0.0493in double #808080" fo:border-top="none" fo:border-bottom="0.0493in double #808080"/>
    </style:style>
    <style:style style:name="Table2" style:family="table">
      <style:table-properties style:width="2.3333in" fo:margin-left="0in" fo:margin-right="4.5917in" table:align="margins"/>
    </style:style>
    <style:style style:name="Table2.A" style:family="table-column">
      <style:table-column-properties style:column-width="1.0521in" style:rel-column-width="1515*"/>
    </style:style>
    <style:style style:name="Table2.B" style:family="table-column">
      <style:table-column-properties style:column-width="1.2813in" style:rel-column-width="184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normal" style:font-weight-asian="normal" style:font-weight-complex="normal"/>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4">
      <style:text-properties fo:font-weight="normal" style:font-weight-asian="normal" style:font-weight-complex="bold"/>
    </style:style>
    <style:style style:name="P6" style:family="paragraph" style:parent-style-name="Heading_20_2">
      <style:text-properties fo:font-weight="bold" style:font-weight-asian="bold" style:font-weight-complex="bold"/>
    </style:style>
    <style:style style:name="P7" style:family="paragraph" style:parent-style-name="Heading_20_2">
      <style:text-properties fo:font-weight="normal" style:font-weight-asian="normal" style:font-weight-complex="normal"/>
    </style:style>
    <style:style style:name="P8" style:family="paragraph" style:parent-style-name="Text_20_body" style:list-style-name="L2"/>
    <style:style style:name="P9" style:family="paragraph" style:parent-style-name="Text_20_body" style:list-style-name="L3"/>
    <style:style style:name="P10" style:family="paragraph" style:parent-style-name="Table_20_Contents">
      <style:text-properties fo:font-weight="bold" style:font-weight-asian="bold" style:font-weight-complex="bold"/>
    </style:style>
    <style:style style:name="P11"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Overcoming Culture </text:h>
      <text:h text:style-name="Heading_20_2" text:outline-level="2">My Co-Workers are Idiots</text:h>
      <text:p text:style-name="Text_20_body">I assure you, they are not. <text:span text:style-name="T2"><text:s/></text:span></text:p>
      <table:table table:name="Table2" table:style-name="Table2">
        <table:table-column table:style-name="Table2.A"/>
        <table:table-column table:style-name="Table2.B"/>
        <table:table-row>
          <table:table-cell table:style-name="Table2.A1" office:value-type="string">
            <text:p text:style-name="P10">Term</text:p>
          </table:table-cell>
          <table:table-cell table:style-name="Table2.B1" office:value-type="string">
            <text:p text:style-name="P10">IQ Range</text:p>
          </table:table-cell>
        </table:table-row>
        <table:table-row>
          <table:table-cell table:style-name="Table2.A2" office:value-type="string">
            <text:p text:style-name="Table_20_Contents">Moron</text:p>
          </table:table-cell>
          <table:table-cell table:style-name="Table2.B2" office:value-type="string">
            <text:p text:style-name="Table_20_Contents">51-70</text:p>
          </table:table-cell>
        </table:table-row>
        <table:table-row>
          <table:table-cell table:style-name="Table2.A2" office:value-type="string">
            <text:p text:style-name="Table_20_Contents">Imbecile</text:p>
          </table:table-cell>
          <table:table-cell table:style-name="Table2.B2" office:value-type="string">
            <text:p text:style-name="Table_20_Contents">26-50</text:p>
          </table:table-cell>
        </table:table-row>
        <table:table-row>
          <table:table-cell table:style-name="Table2.A2" office:value-type="string">
            <text:p text:style-name="Table_20_Contents">Idiot</text:p>
          </table:table-cell>
          <table:table-cell table:style-name="Table2.B2" office:value-type="string">
            <text:p text:style-name="Table_20_Contents">0-25</text:p>
          </table:table-cell>
        </table:table-row>
      </table:table>
      <text:p text:style-name="Text_20_body"><text:span text:style-name="T2"/></text:p>
      <table:table table:name="Table1" table:style-name="Table1">
        <table:table-column table:style-name="Table1.A"/>
        <table:table-column table:style-name="Table1.B"/>
        <table:table-row>
          <table:table-cell table:style-name="Table1.A1" office:value-type="string">
            <text:p text:style-name="Table_20_Contents"><text:span text:style-name="Strong_20_Emphasis">Term</text:span></text:p>
          </table:table-cell>
          <table:table-cell table:style-name="Table1.B1" office:value-type="string">
            <text:p text:style-name="Table_20_Contents"><text:span text:style-name="Strong_20_Emphasis">IQ Range</text:span></text:p>
          </table:table-cell>
        </table:table-row>
        <table:table-row>
          <table:table-cell table:style-name="Table1.A2" office:value-type="string">
            <text:p text:style-name="Table_20_Contents">Moron </text:p>
          </table:table-cell>
          <table:table-cell table:style-name="Table1.B2" office:value-type="string">
            <text:p text:style-name="Table_20_Contents">51-70</text:p>
          </table:table-cell>
        </table:table-row>
        <table:table-row>
          <table:table-cell table:style-name="Table1.A2" office:value-type="string">
            <text:p text:style-name="Table_20_Contents">Imbecile </text:p>
          </table:table-cell>
          <table:table-cell table:style-name="Table1.B2" office:value-type="string">
            <text:p text:style-name="Table_20_Contents">26-50</text:p>
          </table:table-cell>
        </table:table-row>
        <table:table-row>
          <table:table-cell table:style-name="Table1.A4" office:value-type="string">
            <text:p text:style-name="Table_20_Contents">Idiot </text:p>
          </table:table-cell>
          <table:table-cell table:style-name="Table1.B4" office:value-type="string">
            <text:p text:style-name="Table_20_Contents">0-25</text:p>
          </table:table-cell>
        </table:table-row>
      </table:table>
      <text:p text:style-name="P2"/>
      <text:p text:style-name="P3">Assume positive intent. </text:p>
      <text:h text:style-name="Heading_20_2" text:outline-level="2">We Need to Restart</text:h>
      <text:list xml:id="list43453042" text:style-name="L1">
        <text:list-item>
          <text:p text:style-name="P4">Big Rewrite vs Big Refactor vs Big Rehire</text:p>
        </text:list-item>
        <text:list-item>
          <text:p text:style-name="P4">Change is either incremental or excremental</text:p>
        </text:list-item>
        <text:list-item>
          <text:p text:style-name="P4">I'd rather staff to 51% for incremental changes <text:s/></text:p>
        </text:list-item>
      </text:list>
      <text:p text:style-name="P1"/>
      <text:p text:style-name="P1">You'll wait forever to get funding for something. Although being involved in these restarts is always fun at first... just don't stick around until the end. </text:p>
      <text:h text:style-name="Heading_20_2" text:outline-level="2">I Hate it Here</text:h>
      <text:list xml:id="list43440863" text:style-name="L2">
        <text:list-item>
          <text:p text:style-name="P8">Legacy code is demoralizing</text:p>
        </text:list-item>
        <text:list-item>
          <text:p text:style-name="P8">Promote positive change</text:p>
        </text:list-item>
        <text:list-item>
          <text:p text:style-name="P8">Do something uselessly cool outside work</text:p>
        </text:list-item>
        <text:list-item>
          <text:p text:style-name="P8">Use Groovy</text:p>
        </text:list-item>
      </text:list>
      <text:p text:style-name="P1">Need to fight resignation. </text:p>
      <text:p text:style-name="P1"/>
      <text:p text:style-name="P1">Can you promote testability? We had a 100% Club and Shanghai'd to Excellence promotion. Build trophy is shame and negative, so pick something positive. Make it public. This isn't about creating change as it is about creating a shared project mythology. Changing legacy code is a long slog. Manufactured events provide events of shared experience. Much like a family vacation... it can suck for 7 days straight, but one drunken bonfire makes the trip memorable for the next 40 years. </text:p>
      <text:p text:style-name="P1"/>
      <text:p text:style-name="P1">Pictures: Build Trophy, Shanghai'd, 100% Club. <text:line-break/><text:soft-page-break/></text:p>
      <text:p text:style-name="Text_20_body">Morale ebbs and flows. Some months are better than others. Do something radically different outside work. TDD outside work to get in flow. Find way to bring it back.</text:p>
      <text:p text:style-name="P1">Design By Resume<text:span text:style-name="T1"> </text:span>- Using Groovy in order to design by resume. Is that always a bad thing? "Reversing rot is not easy, and it's not quick.... take work, time, endurance, and <text:span text:style-name="T3">care</text:span>". How do you hire great people into a legacy code shop? How do you keep good people? Groovy in job description is exciting. </text:p>
      <text:h text:style-name="Heading_20_2" text:outline-level="2">I Can't Do it Alone</text:h>
      <text:p text:style-name="P1">Contractors are your friend. It looks good on resumes and they don't get in trouble to bend rules. <text:line-break/>Can you tell contractors what the expectation is for code coverage and then hold them to it? They are much more likely to do it. <text:line-break/></text:p>
      <text:p text:style-name="P1">If your code has cross team dependencies then you can't make a decision for that other team. <text:line-break/></text:p>
      <text:p text:style-name="P1">Getting classes into test harnesses requires a committment. Who is committed? You, managers, team mates? Everyone? <text:line-break/></text:p>
      <text:h text:style-name="Heading_20_2" text:outline-level="2">We Can't get Traction</text:h>
      <text:list xml:id="list43461334" text:style-name="L3">
        <text:list-item>
          <text:p text:style-name="P9">Start with TDD for defects? </text:p>
        </text:list-item>
        <text:list-item>
          <text:p text:style-name="P9">Define code coverage minimums? </text:p>
        </text:list-item>
        <text:list-item>
          <text:p text:style-name="P9">Find a new team</text:p>
        </text:list-item>
      </text:list>
      <text:p text:style-name="P1">TDD for defects? Not a bad way to start. Writing tests for legacy code are the hardest tests to write. If your team has never written tests before then they will decide that testing is not worth the effort. Testing for defects in legacy code are some of the hardest tests to write. <text:s/><text:line-break/><text:line-break/>Defining Coverage Minimums - Is spending effort on getting a tool in place really worth your time? Wouldn't you be better off adding coverage blilndly because you know you need it everywhere? Where does management stand on this? If people aren't writing unit tests then why aren't they on an improvement plan? Does management <text:span text:style-name="T3">really</text:span> want to add more coverage? What problem are minimums fixing? And will it really work? This seems unlikely to work to me. <text:line-break/></text:p>
      <text:p text:style-name="P1">If you team is staffed so that only 1 of 5 developers writes unit tests then the situation is hopeless. Find the other craftmen and work to get on a team together. <text:s/></text:p>
      <text:h text:style-name="P6" text:outline-level="2">They Object to Our Changes </text:h>
      <text:list xml:id="list43440043" text:style-name="L4">
        <text:list-item>
          <text:p text:style-name="P5">“Don't change production code to enable testing”</text:p>
        </text:list-item>
        <text:list-item>
          <text:p text:style-name="P5">“The changes you're making aren't designed well”</text:p>
        </text:list-item>
        <text:list-item>
          <text:p text:style-name="P5">“You're creating too many types”</text:p>
        </text:list-item>
      </text:list>
      <text:p text:style-name="P1">At what point is testability a first class design concern? Do your co-workers agree with you? Where did the idea of not changing production code to enable testing come from? Who? TDD is kind of an elaborate way around this. <text:span text:style-name="T1">If you've dug a legacy hole, you'll need to violate this to dig yourself out.</text:span></text:p>
      <text:p text:style-name="P1"/>
      <text:p text:style-name="P1">Goal isn't to create great design... goal is a design good enough to use as a wedge to break <text:soft-page-break/>dependencies and allow us to test as we move forward<text:line-break/><text:line-break/>“Too many types” - Myth: These techniques are not increasing the number of types in your system. They are increasing the number of names in your system. The types were all there to begin with they were just all mixed into a God object that hid that from you. <text:s/><text:line-break/></text:p>
      <text:p text:style-name="P1">Contract Driven Envirornment - arbitrarily enforcing only some rules is most problematic: no DAO but final methods. Blocks to mocking. </text:p>
      <text:p text:style-name="P1">What you can do: </text:p>
      <text:p text:style-name="P1">Consistency – learn the tradeoff between the value of consistency and the value of experimentation. Experimientation needs to be done invisibly... not in shared objects! And you need to be responsible when things go awry. </text:p>
      <text:p text:style-name="P1"/>
      <text:p text:style-name="P1">You can grow high-quality areas, but don't be surprised if some of the steps you take to make changes involve making some code slightly uglier. This is great ammunition for the people that like legacy code. <text:line-break/></text:p>
      <text:h text:style-name="P7" text:outline-level="2">Summary</text:h>
      <text:p text:style-name="Standard">"The last hazards are fear and resignation: fear that we can't change a particular piece of code and make it easier to work with, and resignation because whole areas of the code just aren't getting any better.” Michael Feathe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top="0in" fo:margin-bottom="0.1965in"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amlet D'Arcy</meta:initial-creator>
    <meta:creation-date>2009-07-26T15:06:50.48</meta:creation-date>
    <dc:date>2009-07-26T23:48:19.28</dc:date>
    <dc:creator>Hamlet D'Arcy</dc:creator>
    <meta:editing-duration>PT01H16M35S</meta:editing-duration>
    <meta:editing-cycles>35</meta:editing-cycles>
    <meta:generator>OpenOffice.org/3.0$Win32 OpenOffice.org_project/300m9$Build-9358</meta:generator>
    <meta:document-statistic meta:table-count="2" meta:image-count="0" meta:object-count="0" meta:page-count="3" meta:paragraph-count="57" meta:word-count="848" meta:character-count="4787"/>
  </office:meta>
</office:document-meta>
</file>